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910c" officeooo:paragraph-rsid="000e9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 card</text:p>
      <text:p text:style-name="P1">nav-bar before login (categories)</text:p>
      <text:p text:style-name="P1">password is visible while logging in</text:p>
      <text:p text:style-name="P1">enter wrong details for false login a pop-up must be shown</text:p>
      <text:p text:style-name="P1">lorum epsum remove and write related </text:p>
      <text:p text:style-name="P1"/>
      <text:p text:style-name="P1">drop down </text:p>
      <text:p text:style-name="P1"/>
      <text:p text:style-name="P1">black heels-- button </text:p>
      <text:p text:style-name="P1"><text:s/>herder missing</text:p>
      <text:p text:style-name="P1">change accordingly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7:25:12.642039438</meta:creation-date>
    <dc:date>2019-09-13T18:44:24.472512870</dc:date>
    <meta:editing-duration>PT1H9M1S</meta:editing-duration>
    <meta:editing-cycles>1</meta:editing-cycles>
    <meta:document-statistic meta:table-count="0" meta:image-count="0" meta:object-count="0" meta:page-count="1" meta:paragraph-count="9" meta:word-count="38" meta:character-count="238" meta:non-whitespace-character-count="204"/>
    <meta:generator>LibreOffice/6.0.7.3$Linux_X86_64 LibreOffice_project/00m0$Build-3</meta:generator>
  </office:meta>
</office:document-meta>
</file>